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10.793cm"/>
    </style:style>
    <style:style style:name="co4" style:family="table-column">
      <style:table-column-properties fo:break-before="auto" style:column-width="10.627cm"/>
    </style:style>
    <style:style style:name="co5" style:family="table-column">
      <style:table-column-properties fo:break-before="auto" style:column-width="7.047cm"/>
    </style:style>
    <style:style style:name="co6" style:family="table-column">
      <style:table-column-properties fo:break-before="auto" style:column-width="8.269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style:use-window-font-color="true" style:font-name="Arial" fo:font-size="12pt" style:font-size-asian="12pt" style:font-name-complex="Calibri" style:font-size-complex="12pt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manque titre</text:p>
          </table:table-cell>
          <table:table-cell office:value-type="string">
            <text:p>le titre permet d'aider pour le référencement</text:p>
          </table:table-cell>
          <table:table-cell office:value-type="string">
            <text:p>ajouter un titre a chaque page html</text:p>
          </table:table-cell>
          <table:table-cell table:style-name="ce4" office:value-type="string">
            <text:p>ajout du titre 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keyword</text:p>
          </table:table-cell>
          <table:table-cell office:value-type="string">
            <text:p>le meta keyword ne sert a rien</text:p>
          </table:table-cell>
          <table:table-cell office:value-type="string">
            <text:p>ne pas mettre de meta keyword</text:p>
          </table:table-cell>
          <table:table-cell table:style-name="ce4" office:value-type="string">
            <text:p>enlever le meta keyword</text:p>
          </table:table-cell>
          <table:table-cell office:value-type="string">
            <text:p>https://www.webrankinfo.com/dossiers/debutants/meta-keywords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anque de description</text:p>
          </table:table-cell>
          <table:table-cell office:value-type="string">
            <text:p>la description permet de décrire la page</text:p>
          </table:table-cell>
          <table:table-cell office:value-type="string">
            <text:p>mettre une description</text:p>
          </table:table-cell>
          <table:table-cell table:style-name="ce4" office:value-type="string">
            <text:p>mettre une description</text:p>
          </table:table-cell>
          <table:table-cell office:value-type="string">
            <text:p>https://www.thomascubel.com/meta-description-seo/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keyword dans html</text:p>
          </table:table-cell>
          <table:table-cell office:value-type="string">
            <text:p>le keyword cacher dans header n'aide pas pour le SEO</text:p>
          </table:table-cell>
          <table:table-cell office:value-type="string">
            <text:p>ne pas mettre de de keyword puis le cacher</text:p>
          </table:table-cell>
          <table:table-cell table:style-name="ce4" office:value-type="string">
            <text:p>retirer le keyword</text:p>
          </table:table-cell>
          <table:table-cell office:value-type="string">
            <text:p>https://www.definitions-marketing.com/definition/black-hat-seo/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balise sementique manquant</text:p>
          </table:table-cell>
          <table:table-cell office:value-type="string">
            <text:p>permet de definir le contenue de la page</text:p>
          </table:table-cell>
          <table:table-cell office:value-type="string">
            <text:p>mettre des balises sementique pour chaque page html</text:p>
          </table:table-cell>
          <table:table-cell table:style-name="ce4" office:value-type="string">
            <text:p>ajout des balise sementique</text:p>
          </table:table-cell>
          <table:table-cell office:value-type="string">
            <text:p>https://fr.semrush.com/blog/balises-structurelles-html-semantique/?kw=&amp;cmp=FR_SRCH_DSA_Blog_Core_BU_FR&amp;label=dsa_pagefeed&amp;Network=g&amp;Device=c&amp;utm_content=486542001727&amp;kwid=dsa-1100351996564&amp;cmpid=11849486850&amp;agpid=113156859297&amp;BU=Core&amp;extid=152584054367&amp;adpos=&amp;gclid=Cj0KCQiA0eOPBhCGARIsAFIwTs4th2TJHWz7HXF8uvF3p8hlnNMQOdfNrWL_RRrkxVIPtJwWw74NYQgaAhSdEALw_wcB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ang default</text:p>
          </table:table-cell>
          <table:table-cell office:value-type="string">
            <text:p>le lang default n'est pas une proprieter </text:p>
          </table:table-cell>
          <table:table-cell office:value-type="string">
            <text:p>si la page est en francais il vaut mieux mettre lang fr</text:p>
          </table:table-cell>
          <table:table-cell table:style-name="ce4" office:value-type="string">
            <text:p>ajout de fr dans le lang</text:p>
          </table:table-cell>
          <table:table-cell office:value-type="string">
            <text:p>https://developer.mozilla.org/fr/docs/Web/HTML/Global_attributes/lang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script en haut de page</text:p>
          </table:table-cell>
          <table:table-cell office:value-type="string">
            <text:p>les script en haut de page peuvent entrainer des erreurs</text:p>
          </table:table-cell>
          <table:table-cell office:value-type="string">
            <text:p>toujours placer les script a la fin du code html</text:p>
          </table:table-cell>
          <table:table-cell office:value-type="string">
            <text:p>replacer script</text:p>
          </table:table-cell>
          <table:table-cell office:value-type="string">
            <text:p>https://www.alsacreations.com/astuce/lire/80-Comment-integrer-du-code-JavaScript-dans-une-page-.html#:~:text=Traditionnellement%20il%20%C3%A9tait%20d'usage,lorsque%20le%20DOM%20est%20pr%C3%AAt.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es scripts en version min</text:p>
          </table:table-cell>
          <table:table-cell office:value-type="string">
            <text:p>les version non minifier ralentie le chargement de la page chercher la version minifier des scripts </text:p>
          </table:table-cell>
          <table:table-cell/>
          <table:table-cell office:value-type="string">
            <text:p>replacer les script pour des page rapide</text:p>
          </table:table-cell>
          <table:table-cell office:value-type="string">
            <text:p>https://www.imperva.com/learn/performance/minification/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es link en version min</text:p>
          </table:table-cell>
          <table:table-cell office:value-type="string">
            <text:p>les link peuvent aussi ralentir la vitesse de chargement</text:p>
          </table:table-cell>
          <table:table-cell office:value-type="string">
            <text:p>chercher les version minifier des link</text:p>
          </table:table-cell>
          <table:table-cell office:value-type="string">
            <text:p>replacer les link en version min</text:p>
          </table:table-cell>
          <table:table-cell office:value-type="string">
            <text:p>https://getbootstrap.com/docs/4.0/getting-started/introduction/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mettre les titre dans l'ordre</text:p>
          </table:table-cell>
          <table:table-cell office:value-type="string">
            <text:p>les titre placer aleatoirement et moi accesible</text:p>
          </table:table-cell>
          <table:table-cell office:value-type="string">
            <text:p>mettre les h1 suivie des h2 puis h3 h4 h5 h6 </text:p>
          </table:table-cell>
          <table:table-cell office:value-type="string">
            <text:p>replacer les titres</text:p>
          </table:table-cell>
          <table:table-cell office:value-type="string">
            <text:p>https://developer.mozilla.org/fr/docs/Web/HTML/Element/Heading_Elements</text:p>
          </table:table-cell>
          <table:table-cell table:number-columns-repeated="1018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SEO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igne 50 li en trop</text:p>
          </table:table-cell>
          <table:table-cell office:value-type="string">
            <text:p>le li ne sert a rien </text:p>
          </table:table-cell>
          <table:table-cell office:value-type="string">
            <text:p>verifier que chaque li possede un element</text:p>
          </table:table-cell>
          <table:table-cell table:style-name="ce4" office:value-type="string">
            <text:p>li a enlever</text:p>
          </table:table-cell>
          <table:table-cell office:value-type="string">
            <text:p>https://developer.mozilla.org/fr/docs/Web/HTML/Element/li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igne 55 titre + unicode</text:p>
          </table:table-cell>
          <table:table-cell office:value-type="string">
            <text:p>Page 2 titre mauvais + le code bizzare apres le page2</text:p>
          </table:table-cell>
          <table:table-cell office:value-type="string">
            <text:p>mettre un alt correspondant a la page suivante</text:p>
          </table:table-cell>
          <table:table-cell table:style-name="ce4" office:value-type="string">
            <text:p>changement du alt en contacter nous</text:p>
          </table:table-cell>
          <table:table-cell office:value-type="string">
            <text:p>https://developer.mozilla.org/fr/docs/Web/HTML/Element/a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2eme page acceuil mal placer</text:p>
          </table:table-cell>
          <table:table-cell office:value-type="string">
            <text:p>il est difficille de voir l'acceuil si on fait pas attention</text:p>
          </table:table-cell>
          <table:table-cell office:value-type="string">
            <text:p>bien placer les element</text:p>
          </table:table-cell>
          <table:table-cell office:value-type="string">
            <text:p>replacer acceuil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 px superieur a 11</text:p>
          </table:table-cell>
          <table:table-cell office:value-type="string">
            <text:p>les paragraphe inferieur a 11 px n'aide pas pour le ref</text:p>
          </table:table-cell>
          <table:table-cell office:value-type="string">
            <text:p>mettre 12px pour tout les paragraphe</text:p>
          </table:table-cell>
          <table:table-cell table:style-name="ce4" office:value-type="string">
            <text:p>changer les 11px a 12px</text:p>
          </table:table-cell>
          <table:table-cell office:value-type="string">
            <text:p>https://web.dev/font-size/?utm_source=lighthouse&amp;utm_medium=devtools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i espacer </text:p>
          </table:table-cell>
          <table:table-cell office:value-type="string">
            <text:p>li trop coller entre eux peuvent sans faire expres cliquer sur 2</text:p>
          </table:table-cell>
          <table:table-cell office:value-type="string">
            <text:p>espacer les li pour que sa soit plus simple a cliquer dessus</text:p>
          </table:table-cell>
          <table:table-cell table:style-name="ce4" office:value-type="string">
            <text:p>mettre une margin entre le li</text:p>
          </table:table-cell>
          <table:table-cell office:value-type="string">
            <text:p>https://web.dev/tap-targets/?utm_source=lighthouse&amp;utm_medium=devtools</text:p>
          </table:table-cell>
          <table:table-cell table:style-name="Default" table:number-columns-repeated="1018"/>
        </table:table-row>
        <table:table-row table:style-name="ro1" table:number-rows-repeated="7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6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4">04/03/2022</text:date>, <text:time>16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4T16:03:51.69</dc:date>
    <dc:creator>jacques xia</dc:creator>
    <meta:generator>OpenOffice/4.1.11$Win32 OpenOffice.org_project/4111m1$Build-9808</meta:generator>
    <meta:editing-duration>PT7H6M46S</meta:editing-duration>
    <meta:editing-cycles>12</meta:editing-cycles>
    <meta:document-statistic meta:table-count="1" meta:cell-count="97" meta:object-count="0"/>
  </office:meta>
</office:document-meta>
</file>